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3" style:family="table-row">
      <style:table-row-properties style:min-row-height="0.002cm"/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25.7cm" table:align="margins" style:shadow="none" style:may-break-between-rows="true" table:border-model="collapsing"/>
    </style:style>
    <style:style style:name="Таблица2.A" style:family="table-column">
      <style:table-column-properties style:column-width="1.383cm" style:rel-column-width="3526*"/>
    </style:style>
    <style:style style:name="Таблица2.B" style:family="table-column">
      <style:table-column-properties style:column-width="1.607cm" style:rel-column-width="4097*"/>
    </style:style>
    <style:style style:name="Таблица2.C" style:family="table-column">
      <style:table-column-properties style:column-width="1.815cm" style:rel-column-width="4628*"/>
    </style:style>
    <style:style style:name="Таблица2.D" style:family="table-column">
      <style:table-column-properties style:column-width="5.584cm" style:rel-column-width="14240*"/>
    </style:style>
    <style:style style:name="Таблица2.E" style:family="table-column">
      <style:table-column-properties style:column-width="4.9cm" style:rel-column-width="12495*"/>
    </style:style>
    <style:style style:name="Таблица2.F" style:family="table-column">
      <style:table-column-properties style:column-width="10.41cm" style:rel-column-width="26549*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6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18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19" style:family="paragraph" style:parent-style-name="Text_20_body">
      <style:text-properties style:use-window-font-color="true" loext:opacity="0%" style:font-name="Liberation Serif" fo:language="ru" fo:country="RU"/>
    </style:style>
    <style:style style:name="P20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1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2" style:family="paragraph" style:parent-style-name="Standard">
      <style:text-properties style:use-window-font-color="true" loext:opacity="0%" fo:language="ru" fo:country="RU" officeooo:paragraph-rsid="00327f4a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25" style:family="paragraph" style:parent-style-name="Standard">
      <style:text-properties fo:language="ru" fo:country="RU" officeooo:paragraph-rsid="00327f4a"/>
    </style:style>
    <style:style style:name="P26" style:family="paragraph" style:parent-style-name="Standard">
      <style:text-properties fo:language="ru" fo:country="RU" officeooo:paragraph-rsid="001a9727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29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40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ext_20_body">
      <style:text-properties officeooo:paragraph-rsid="005eb27c"/>
    </style:style>
    <style:style style:name="P66" style:family="paragraph" style:parent-style-name="Standard">
      <style:text-properties fo:color="#c9211e" loext:opacity="100%" style:font-name="Liberation Serif" fo:language="ru" fo:country="RU" officeooo:rsid="000601ee" officeooo:paragraph-rsid="001e62fd"/>
    </style:style>
    <style:style style:name="P67" style:family="paragraph" style:parent-style-name="Standard">
      <style:text-properties fo:color="#c9211e" loext:opacity="100%" style:font-name="Liberation Serif" fo:language="ru" fo:country="RU" officeooo:rsid="000601ee" officeooo:paragraph-rsid="0023dc7a"/>
    </style:style>
    <style:style style:name="P68" style:family="paragraph" style:parent-style-name="Standard">
      <style:text-properties fo:color="#c9211e" loext:opacity="100%" style:font-name="Liberation Serif" fo:language="ru" fo:country="RU" officeooo:rsid="000601ee" officeooo:paragraph-rsid="00204ac6"/>
    </style:style>
    <style:style style:name="P69" style:family="paragraph" style:parent-style-name="Standard">
      <style:text-properties fo:color="#c9211e" loext:opacity="100%" style:font-name="Liberation Serif" fo:language="ru" fo:country="RU" officeooo:paragraph-rsid="001e62fd"/>
    </style:style>
    <style:style style:name="P70" style:family="paragraph" style:parent-style-name="Standard">
      <style:text-properties fo:color="#c9211e" loext:opacity="100%" fo:language="ru" fo:country="RU" officeooo:paragraph-rsid="003ab9eb"/>
    </style:style>
    <style:style style:name="P71" style:family="paragraph" style:parent-style-name="Standard">
      <style:text-properties fo:color="#c9211e" loext:opacity="100%" fo:language="ru" fo:country="RU" officeooo:rsid="000601ee" officeooo:paragraph-rsid="0022aafe"/>
    </style:style>
    <style:style style:name="P72" style:family="paragraph" style:parent-style-name="Standard">
      <style:text-properties fo:color="#c9211e" loext:opacity="100%" fo:language="ru" fo:country="RU" officeooo:rsid="000601ee" officeooo:paragraph-rsid="001e62fd"/>
    </style:style>
    <style:style style:name="P73" style:family="paragraph" style:parent-style-name="Standard">
      <style:text-properties fo:color="#c9211e" loext:opacity="100%" fo:language="ru" fo:country="RU" officeooo:paragraph-rsid="0023dc7a"/>
    </style:style>
    <style:style style:name="P74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75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76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77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78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79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8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81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82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8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8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8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8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8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88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font-name="Liberation Serif" officeooo:rsid="0022aafe"/>
    </style:style>
    <style:style style:name="T7" style:family="text">
      <style:text-properties style:font-name="Liberation Serif" officeooo:rsid="0023dc7a"/>
    </style:style>
    <style:style style:name="T8" style:family="text">
      <style:text-properties style:font-name="Liberation Serif" officeooo:rsid="0017b907"/>
    </style:style>
    <style:style style:name="T9" style:family="text">
      <style:text-properties style:font-name="Liberation Serif" officeooo:rsid="001a07b1"/>
    </style:style>
    <style:style style:name="T10" style:family="text">
      <style:text-properties style:font-name="Liberation Serif" officeooo:rsid="001a9727"/>
    </style:style>
    <style:style style:name="T11" style:family="text">
      <style:text-properties style:font-name="Liberation Serif" officeooo:rsid="00204ac6" loext:padding="0cm" loext:border="none"/>
    </style:style>
    <style:style style:name="T12" style:family="text">
      <style:text-properties style:font-name="Liberation Serif" officeooo:rsid="0025cdda" loext:padding="0cm" loext:border="none"/>
    </style:style>
    <style:style style:name="T13" style:family="text">
      <style:text-properties style:use-window-font-color="true" loext:opacity="0%" style:font-name="Liberation Serif" officeooo:rsid="00059092"/>
    </style:style>
    <style:style style:name="T14" style:family="text">
      <style:text-properties style:use-window-font-color="true" loext:opacity="0%" style:font-name="Liberation Serif" officeooo:rsid="00055976"/>
    </style:style>
    <style:style style:name="T15" style:family="text">
      <style:text-properties style:use-window-font-color="true" loext:opacity="0%" style:font-name="Liberation Serif" officeooo:rsid="000601ee"/>
    </style:style>
    <style:style style:name="T16" style:family="text">
      <style:text-properties style:use-window-font-color="true" loext:opacity="0%" style:font-name="Liberation Serif" officeooo:rsid="0016c23c"/>
    </style:style>
    <style:style style:name="T17" style:family="text">
      <style:text-properties style:use-window-font-color="true" loext:opacity="0%" style:font-name="Liberation Serif" officeooo:rsid="0017b907"/>
    </style:style>
    <style:style style:name="T18" style:family="text">
      <style:text-properties style:use-window-font-color="true" loext:opacity="0%" style:font-name="Liberation Serif" officeooo:rsid="001a07b1"/>
    </style:style>
    <style:style style:name="T19" style:family="text">
      <style:text-properties style:use-window-font-color="true" loext:opacity="0%" style:font-name="Liberation Serif" officeooo:rsid="001a9727"/>
    </style:style>
    <style:style style:name="T20" style:family="text">
      <style:text-properties style:use-window-font-color="true" loext:opacity="0%" officeooo:rsid="00055976"/>
    </style:style>
    <style:style style:name="T21" style:family="text">
      <style:text-properties style:use-window-font-color="true" loext:opacity="0%" officeooo:rsid="000601ee"/>
    </style:style>
    <style:style style:name="T22" style:family="text">
      <style:text-properties style:use-window-font-color="true" loext:opacity="0%" officeooo:rsid="001a9727"/>
    </style:style>
    <style:style style:name="T23" style:family="text">
      <style:text-properties style:use-window-font-color="true" loext:opacity="0%" officeooo:rsid="0059e752"/>
    </style:style>
    <style:style style:name="T24" style:family="text">
      <style:text-properties style:use-window-font-color="true" loext:opacity="0%" officeooo:rsid="005a1f36"/>
    </style:style>
    <style:style style:name="T25" style:family="text">
      <style:text-properties style:use-window-font-color="true" loext:opacity="0%" officeooo:rsid="005d4256"/>
    </style:style>
    <style:style style:name="T26" style:family="text">
      <style:text-properties style:use-window-font-color="true" loext:opacity="0%" officeooo:rsid="0067fdfc"/>
    </style:style>
    <style:style style:name="T27" style:family="text">
      <style:text-properties style:use-window-font-color="true" loext:opacity="0%" fo:font-weight="bold" officeooo:rsid="0059e752" style:font-weight-asian="bold" style:font-weight-complex="bold"/>
    </style:style>
    <style:style style:name="T28" style:family="text">
      <style:text-properties style:use-window-font-color="true" loext:opacity="0%" officeooo:rsid="00825010"/>
    </style:style>
    <style:style style:name="T29" style:family="text">
      <style:text-properties officeooo:rsid="0007a998"/>
    </style:style>
    <style:style style:name="T30" style:family="text">
      <style:text-properties officeooo:rsid="000a45c5"/>
    </style:style>
    <style:style style:name="T31" style:family="text">
      <style:text-properties officeooo:rsid="0012b31b"/>
    </style:style>
    <style:style style:name="T32" style:family="text">
      <style:text-properties fo:color="#800080" loext:opacity="100%" officeooo:rsid="00055976"/>
    </style:style>
    <style:style style:name="T33" style:family="text">
      <style:text-properties officeooo:rsid="0015d811"/>
    </style:style>
    <style:style style:name="T34" style:family="text">
      <style:text-properties officeooo:rsid="00169811"/>
    </style:style>
    <style:style style:name="T35" style:family="text">
      <style:text-properties officeooo:rsid="0016c23c"/>
    </style:style>
    <style:style style:name="T36" style:family="text">
      <style:text-properties officeooo:rsid="00059092"/>
    </style:style>
    <style:style style:name="T37" style:family="text">
      <style:text-properties officeooo:rsid="00055976"/>
    </style:style>
    <style:style style:name="T38" style:family="text">
      <style:text-properties officeooo:rsid="0017b907"/>
    </style:style>
    <style:style style:name="T39" style:family="text">
      <style:text-properties officeooo:rsid="0019961a"/>
    </style:style>
    <style:style style:name="T40" style:family="text">
      <style:text-properties officeooo:rsid="001a07b1"/>
    </style:style>
    <style:style style:name="T41" style:family="text">
      <style:text-properties officeooo:rsid="001a9727"/>
    </style:style>
    <style:style style:name="T42" style:family="text">
      <style:text-properties loext:padding="0cm" loext:border="none"/>
    </style:style>
    <style:style style:name="T43" style:family="text">
      <style:text-properties officeooo:rsid="001bc908"/>
    </style:style>
    <style:style style:name="T44" style:family="text">
      <style:text-properties officeooo:rsid="001d7e58"/>
    </style:style>
    <style:style style:name="T45" style:family="text">
      <style:text-properties officeooo:rsid="001e1b16"/>
    </style:style>
    <style:style style:name="T46" style:family="text">
      <style:text-properties officeooo:rsid="001e62fd"/>
    </style:style>
    <style:style style:name="T47" style:family="text">
      <style:text-properties officeooo:rsid="00204ac6"/>
    </style:style>
    <style:style style:name="T48" style:family="text">
      <style:text-properties officeooo:rsid="0020942c"/>
    </style:style>
    <style:style style:name="T49" style:family="text">
      <style:text-properties officeooo:rsid="00227c0b"/>
    </style:style>
    <style:style style:name="T50" style:family="text">
      <style:text-properties officeooo:rsid="0022aafe"/>
    </style:style>
    <style:style style:name="T51" style:family="text">
      <style:text-properties officeooo:rsid="0023dc7a"/>
    </style:style>
    <style:style style:name="T52" style:family="text">
      <style:text-properties officeooo:rsid="0025cdda"/>
    </style:style>
    <style:style style:name="T53" style:family="text">
      <style:text-properties officeooo:rsid="002756a6"/>
    </style:style>
    <style:style style:name="T54" style:family="text">
      <style:text-properties officeooo:rsid="0028c6bf"/>
    </style:style>
    <style:style style:name="T55" style:family="text">
      <style:text-properties fo:color="#7f0055" loext:opacity="100%" style:font-name="Monospace" fo:font-size="10pt" fo:font-weight="bold" style:font-size-asian="10pt" style:font-weight-asian="bold"/>
    </style:style>
    <style:style style:name="T56" style:family="text">
      <style:text-properties fo:color="#000000" loext:opacity="100%" style:font-name="Monospace" fo:font-size="10pt" style:font-size-asian="10pt"/>
    </style:style>
    <style:style style:name="T5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58" style:family="text">
      <style:text-properties fo:color="#0000c0" loext:opacity="100%" style:font-name="Monospace" fo:font-size="10pt" fo:font-style="italic" style:font-size-asian="10pt" style:font-style-asian="italic"/>
    </style:style>
    <style:style style:name="T5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6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6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62" style:family="text">
      <style:text-properties fo:color="#3f7f5f" loext:opacity="100%" style:font-name="Monospace" fo:font-size="10pt" style:font-size-asian="10pt"/>
    </style:style>
    <style:style style:name="T6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64" style:family="text">
      <style:text-properties officeooo:rsid="002fb1b6"/>
    </style:style>
    <style:style style:name="T65" style:family="text">
      <style:text-properties officeooo:rsid="003114dc"/>
    </style:style>
    <style:style style:name="T66" style:family="text">
      <style:text-properties officeooo:rsid="00318ded"/>
    </style:style>
    <style:style style:name="T67" style:family="text">
      <style:text-properties officeooo:rsid="0031b0dd"/>
    </style:style>
    <style:style style:name="T68" style:family="text">
      <style:text-properties officeooo:rsid="003290da"/>
    </style:style>
    <style:style style:name="T69" style:family="text">
      <style:text-properties officeooo:rsid="0040170f"/>
    </style:style>
    <style:style style:name="T70" style:family="text">
      <style:text-properties officeooo:rsid="0047054f"/>
    </style:style>
    <style:style style:name="T71" style:family="text">
      <style:text-properties officeooo:rsid="004a7fef"/>
    </style:style>
    <style:style style:name="T72" style:family="text">
      <style:text-properties officeooo:rsid="004ff5d2"/>
    </style:style>
    <style:style style:name="T73" style:family="text">
      <style:text-properties officeooo:rsid="00535a67"/>
    </style:style>
    <style:style style:name="T74" style:family="text">
      <style:text-properties officeooo:rsid="00538252"/>
    </style:style>
    <style:style style:name="T75" style:family="text">
      <style:text-properties officeooo:rsid="00560b18"/>
    </style:style>
    <style:style style:name="T76" style:family="text">
      <style:text-properties officeooo:rsid="005b713f"/>
    </style:style>
    <style:style style:name="T77" style:family="text">
      <style:text-properties officeooo:rsid="005cc3a5"/>
    </style:style>
    <style:style style:name="T78" style:family="text">
      <style:text-properties officeooo:rsid="005d4256"/>
    </style:style>
    <style:style style:name="T79" style:family="text">
      <style:text-properties officeooo:rsid="0062bfad"/>
    </style:style>
    <style:style style:name="T80" style:family="text">
      <style:text-properties officeooo:rsid="00632fab"/>
    </style:style>
    <style:style style:name="T81" style:family="text">
      <style:text-properties officeooo:rsid="0067e0ea"/>
    </style:style>
    <style:style style:name="T82" style:family="text">
      <style:text-properties officeooo:rsid="00688161"/>
    </style:style>
    <style:style style:name="T83" style:family="text">
      <style:text-properties officeooo:rsid="006b06e8"/>
    </style:style>
    <style:style style:name="T84" style:family="text">
      <style:text-properties officeooo:rsid="006bfcc4"/>
    </style:style>
    <style:style style:name="T85" style:family="text">
      <style:text-properties style:font-name="Monospace" fo:font-size="10pt" fo:font-style="italic" officeooo:rsid="00055976" fo:background-color="transparent" loext:char-shading-value="0" style:font-size-asian="10pt" style:font-style-asian="italic"/>
    </style:style>
    <style:style style:name="T86" style:family="text">
      <style:text-properties officeooo:rsid="006f60ff"/>
    </style:style>
    <style:style style:name="T87" style:family="text">
      <style:text-properties officeooo:rsid="00711199"/>
    </style:style>
    <style:style style:name="T88" style:family="text">
      <style:text-properties officeooo:rsid="0072c585"/>
    </style:style>
    <style:style style:name="T89" style:family="text">
      <style:text-properties officeooo:rsid="00740946"/>
    </style:style>
    <style:style style:name="T90" style:family="text">
      <style:text-properties officeooo:rsid="007cf401"/>
    </style:style>
    <style:style style:name="T91" style:family="text">
      <style:text-properties officeooo:rsid="007e6f0d"/>
    </style:style>
    <style:style style:name="T92" style:family="text">
      <style:text-properties officeooo:rsid="007f054b"/>
    </style:style>
    <style:style style:name="T93" style:family="text">
      <style:text-properties fo:color="#c9211e" loext:opacity="100%"/>
    </style:style>
    <style:style style:name="T94" style:family="text">
      <style:text-properties fo:color="#c9211e" loext:opacity="100%" officeooo:rsid="00825010"/>
    </style:style>
    <style:style style:name="T95" style:family="text">
      <style:text-properties officeooo:rsid="007fbe67"/>
    </style:style>
    <style:style style:name="T96" style:family="text">
      <style:text-properties officeooo:rsid="00800124"/>
    </style:style>
    <style:style style:name="T97" style:family="text">
      <style:text-properties officeooo:rsid="00859d48"/>
    </style:style>
    <style:style style:name="T98" style:family="text">
      <style:text-properties officeooo:rsid="0087a783"/>
    </style:style>
    <style:style style:name="T99" style:family="text">
      <style:text-properties officeooo:rsid="008a4109"/>
    </style:style>
    <style:style style:name="T100" style:family="text">
      <style:text-properties officeooo:rsid="008db28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4"><text:a xlink:type="simple" xlink:href="#__RefHeading___Toc1898_1604946479%20%D0%9A%D0%BE%D0%BF%D0%B8%D1%8F%201" text:style-name="Index_20_Link" text:visited-style-name="Index_20_Link">Типы данных<text:tab/>2</text:a></text:p>
          <text:p text:style-name="P74"><text:a xlink:type="simple" xlink:href="#__RefHeading___Toc1898_1604946479" text:style-name="Index_20_Link" text:visited-style-name="Index_20_Link">ID 1 (Switch)<text:tab/>3</text:a></text:p>
          <text:p text:style-name="P74"><text:a xlink:type="simple" xlink:href="#__RefHeading___Toc1900_1604946479" text:style-name="Index_20_Link" text:visited-style-name="Index_20_Link">ID 2 (Weather station on bme280, DHT22)<text:tab/>4</text:a></text:p>
          <text:p text:style-name="P74"><text:a xlink:type="simple" xlink:href="#__RefHeading___Toc161_3032671417" text:style-name="Index_20_Link" text:visited-style-name="Index_20_Link">ID 3 (File)<text:tab/>5</text:a></text:p>
          <text:p text:style-name="P74"><text:a xlink:type="simple" xlink:href="#__RefHeading___Toc1900_16049464791" text:style-name="Index_20_Link" text:visited-style-name="Index_20_Link">ID 4 (Облачко =))<text:tab/>6</text:a></text:p>
          <text:p text:style-name="P74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74"><text:a xlink:type="simple" xlink:href="#__RefHeading___Toc1900_1604946479%20%D0%9A%D0%BE%D0%BF%D0%B8%D1%8F%201%20%D0%9A%D0%BE%D0%BF%D0%B8%D1%8F%201" text:style-name="Index_20_Link" text:visited-style-name="Index_20_Link">ID 6 (Импульсный счетчик)<text:tab/>8</text:a></text:p>
        </text:index-body>
      </text:table-of-content>
      <text:h text:style-name="P75" text:outline-level="1"/>
      <text:p text:style-name="P19"/>
      <text:p text:style-name="P19"/>
      <text:h text:style-name="P80" text:outline-level="1"><text:bookmark-start text:name="__RefHeading___Toc1898_1604946479 Копия 1"/>Типы данных<text:bookmark-end text:name="__RefHeading___Toc1898_1604946479 Копия 1"/></text:h>
      <text:p text:style-name="P65"/>
      <text:p text:style-name="P23"><text:span text:style-name="T55">enum</text:span><text:span text:style-name="T56"> DATA_TYPE</text:span></text:p>
      <text:p text:style-name="P28">{</text:p>
      <text:p text:style-name="P23"><text:span text:style-name="T56"><text:s text:c="4"/></text:span><text:span text:style-name="T58">DATA_TYPE_INT_8</text:span><text:span text:style-name="T56"> = 0,</text:span></text:p>
      <text:p text:style-name="P23"><text:span text:style-name="T56"><text:s text:c="4"/></text:span><text:span text:style-name="T58">DATA_TYPE_INT_16</text:span><text:span text:style-name="T56">,</text:span></text:p>
      <text:p text:style-name="P23"><text:span text:style-name="T56"><text:s text:c="4"/></text:span><text:span text:style-name="T58">DATA_TYPE_INT_32</text:span><text:span text:style-name="T56">,</text:span></text:p>
      <text:p text:style-name="P23"><text:span text:style-name="T56"><text:s text:c="4"/></text:span><text:span text:style-name="T58">DATA_TYPE_INT_64</text:span><text:span text:style-name="T56">,</text:span></text:p>
      <text:p text:style-name="P27"/>
      <text:p text:style-name="P23"><text:span text:style-name="T56"><text:s text:c="4"/></text:span><text:span text:style-name="T58">DATA_TYPE_FLOAT_32</text:span><text:span text:style-name="T56">,</text:span></text:p>
      <text:p text:style-name="P24"><text:span text:style-name="T56"><text:s text:c="4"/></text:span><text:span text:style-name="T58">DATA_TYPE_DOUBLE_64</text:span><text:span text:style-name="T56">, </text:span><text:span text:style-name="T62">// </text:span><text:span text:style-name="T63">на</text:span><text:span text:style-name="T62"> МК double </text:span><text:span text:style-name="T63">может</text:span><text:span text:style-name="T62"> </text:span><text:span text:style-name="T63">быть </text:span><text:span text:style-name="T62">32-</text:span><text:span text:style-name="T63">битный</text:span><text:span text:style-name="T62"> </text:span></text:p>
      <text:p text:style-name="P27"/>
      <text:p text:style-name="P23"><text:span text:style-name="T56"><text:s text:c="3"/></text:span><text:span text:style-name="T57"><text:s/></text:span><text:span text:style-name="T60">DATA_TYPE_BOOL</text:span><text:span text:style-name="T57">,</text:span></text:p>
      <text:p text:style-name="P23"><text:span text:style-name="T56"><text:s text:c="4"/></text:span><text:span text:style-name="T58">DATA_TYPE_STRING</text:span><text:span text:style-name="T56">,</text:span></text:p>
      <text:p text:style-name="P27"/>
      <text:p text:style-name="P23"><text:span text:style-name="T56"><text:s text:c="4"/></text:span><text:span text:style-name="T58">DATA_TYPE_RAW</text:span><text:span text:style-name="T56">,</text:span></text:p>
      <text:p text:style-name="P23"><text:span text:style-name="T56"><text:s text:c="4"/></text:span><text:span text:style-name="T58">DATA_TYPE_NONE</text:span></text:p>
      <text:p text:style-name="P29">};</text:p>
      <text:h text:style-name="P75" text:outline-level="1"/>
      <text:h text:style-name="P81" text:outline-level="1"><text:bookmark-start text:name="__RefHeading___Toc1898_1604946479"/>ID 1 <text:span text:style-name="T29">(Switch)</text:span><text:bookmark-end text:name="__RefHeading___Toc1898_1604946479"/></text:h>
      <text:p text:style-name="P3">Каналы чтения/записи <text:span text:style-name="T37">= </text:span><text:span text:style-name="T39">от </text:span><text:span text:style-name="T44">1</text:span><text:span text:style-name="T31"> </text:span><text:span text:style-name="T39">до</text:span><text:span text:style-name="T31"> </text:span><text:span text:style-name="T64">255</text:span><text:span text:style-name="T31"> <text:s/></text:span><text:span text:style-name="T37">/ <text:s/></text:span><text:span text:style-name="T44">от 1 до </text:span><text:span text:style-name="T64">255</text:span></text:p>
      <text:p text:style-name="P5"/>
      <text:p text:style-name="P17"><text:span text:style-name="T35">Тип данных</text:span><text:span text:style-name="T36"> </text:span><text:span text:style-name="T37">R0 </text:span><text:span text:style-name="T1">- </text:span><text:span text:style-name="T44">R</text:span><text:span text:style-name="T65">255</text:span><text:span text:style-name="T1"> </text:span><text:span text:style-name="T37">= <text:s/></text:span><text:span text:style-name="T32"><text:s/></text:span><text:span text:style-name="T61">DATA_TYPE_BOOL</text:span></text:p>
      <text:p text:style-name="P17"><text:span text:style-name="T35">Тип данных</text:span><text:span text:style-name="T36"> </text:span><text:span text:style-name="T37">W0 - </text:span><text:span text:style-name="T44">W</text:span><text:span text:style-name="T65">255</text:span><text:span text:style-name="T44"> </text:span><text:span text:style-name="T37">= </text:span><text:span text:style-name="T61">DATA_TYPE_BOOL</text:span></text:p>
      <text:p text:style-name="P9"/>
      <text:p text:style-name="P7"><text:span text:style-name="T35">Зна</text:span><text:span text:style-name="T38">ч</text:span><text:span text:style-name="T35">ение </text:span>R0 - <text:span text:style-name="T44">R</text:span><text:span text:style-name="T66">255</text:span> = <text:span text:style-name="T33">true / false </text:span>– ON / OFF</text:p>
      <text:p text:style-name="P9"/>
      <text:p text:style-name="P13"><text:span text:style-name="T35">Описание устройства</text:span>: <text:span text:style-name="T67">Выключатель</text:span>.</text:p>
      <text:h text:style-name="P82" text:outline-level="1"/>
      <text:h text:style-name="P76" text:outline-level="1"/>
      <text:h text:style-name="P83" text:outline-level="1"><text:bookmark-start text:name="__RefHeading___Toc1900_1604946479"/>ID <text:span text:style-name="T1">2 </text:span><text:span text:style-name="T29">(</text:span><text:span text:style-name="T1">Weather station </text:span><text:span text:style-name="T29">on bme280, </text:span><text:span text:style-name="T31">DHT22</text:span><text:span text:style-name="T29">)</text:span><text:bookmark-end text:name="__RefHeading___Toc1900_1604946479"/></text:h>
      <text:p text:style-name="P2">Каналы чтения/записи <text:span text:style-name="T37">= </text:span><text:span text:style-name="T39">от </text:span><text:span text:style-name="T31">2 </text:span><text:span text:style-name="T39">до</text:span><text:span text:style-name="T31"> 3 </text:span><text:span text:style-name="T37">/ </text:span><text:span text:style-name="T1">0</text:span></text:p>
      <text:p text:style-name="P5"/>
      <text:p text:style-name="P22"><text:span text:style-name="T5">Тип данных </text:span><text:span text:style-name="T3">R0 = </text:span><text:span text:style-name="T59">DATA_TYPE_FLOAT_32</text:span><text:span text:style-name="T37">_32 </text:span><text:span text:style-name="T1">(T</text:span><text:span text:style-name="T4">emperature C)</text:span></text:p>
      <text:p text:style-name="P22"><text:span text:style-name="T5">Тип данных</text:span><text:span text:style-name="T2"> </text:span><text:span text:style-name="T3">R</text:span><text:span text:style-name="T4">1</text:span><text:span text:style-name="T3"> = </text:span><text:span text:style-name="T59">DATA_TYPE_FLOAT_32</text:span><text:span text:style-name="T37">_32 </text:span><text:span text:style-name="T1">(H</text:span><text:span text:style-name="T4">umidity %)</text:span></text:p>
      <text:p text:style-name="P25"><text:span text:style-name="T16">Тип данных</text:span><text:span text:style-name="T13"> </text:span><text:span text:style-name="T14">R</text:span><text:span text:style-name="T15">2</text:span><text:span text:style-name="T14"> = </text:span><text:span text:style-name="T59">DATA_TYPE_FLOAT_32</text:span><text:span text:style-name="T20">_32 </text:span><text:span text:style-name="T21">(Pressure mm Hg)</text:span></text:p>
      <text:p text:style-name="P21"/>
      <text:p text:style-name="P26"><text:span text:style-name="T16">Зна</text:span><text:span text:style-name="T17">ч</text:span><text:span text:style-name="T16">ение </text:span><text:span text:style-name="T18">R0 </text:span><text:span text:style-name="T19">= <text:s/>температура</text:span><text:span text:style-name="T15"> C</text:span><text:span text:style-name="T42">°</text:span></text:p>
      <text:p text:style-name="P8"><text:span text:style-name="T35">Зна</text:span><text:span text:style-name="T38">ч</text:span><text:span text:style-name="T35">ение </text:span><text:span text:style-name="T40">R1 </text:span><text:span text:style-name="T41">= влажность</text:span> %</text:p>
      <text:p text:style-name="P8"><text:span text:style-name="T35">Зна</text:span><text:span text:style-name="T38">ч</text:span><text:span text:style-name="T35">ение </text:span><text:span text:style-name="T40">R2 </text:span><text:span text:style-name="T41">= <text:s/>давление</text:span> <text:span text:style-name="T41">мм рт.ст.</text:span></text:p>
      <text:p text:style-name="P15"/>
      <text:p text:style-name="P10"><text:span text:style-name="T41">Описание</text:span>: <text:span text:style-name="T41">Метеостанция</text:span><text:span text:style-name="T1"> </text:span><text:span text:style-name="T41">на датчиках </text:span><text:span text:style-name="T1">bme280 </text:span><text:span text:style-name="T41">или</text:span><text:span text:style-name="T31"> DHT22, </text:span><text:span text:style-name="T68">или других</text:span><text:span text:style-name="T1">.</text:span></text:p>
      <text:h text:style-name="P77" text:outline-level="1"/>
      <text:h text:style-name="P84" text:outline-level="1"><text:bookmark-start text:name="__RefHeading___Toc161_3032671417"/>ID <text:span text:style-name="T30">3</text:span> <text:span text:style-name="T29">(</text:span><text:span text:style-name="T30">File</text:span><text:span text:style-name="T29">)</text:span><text:bookmark-end text:name="__RefHeading___Toc161_3032671417"/></text:h>
      <text:p text:style-name="P4"><text:span text:style-name="T34">Каналы чтения/записи </text:span>= <text:span text:style-name="T1">1 </text:span>/ <text:span text:style-name="T1">1</text:span></text:p>
      <text:p text:style-name="P6"/>
      <text:p text:style-name="P18"><text:span text:style-name="T35">Тип данных </text:span><text:span text:style-name="T37">R0 = <text:s/></text:span><text:span text:style-name="T32"><text:s/></text:span><text:span text:style-name="T59">DATA_TYPE_STRING</text:span></text:p>
      <text:p text:style-name="P18"><text:span text:style-name="T35">Тип данных </text:span><text:span text:style-name="T36"><text:s/></text:span><text:span text:style-name="T37">W0 = <text:s/></text:span><text:span text:style-name="T32"><text:s/></text:span><text:span text:style-name="T59">DATA_TYPE_STRING</text:span></text:p>
      <text:p text:style-name="P1"/>
      <text:p text:style-name="P11"><text:span text:style-name="T43">Описание</text:span>: <text:span text:style-name="T45">Текстовый </text:span><text:span text:style-name="T43">файл</text:span>.</text:p>
      <text:h text:style-name="P78" text:outline-level="1"/>
      <text:h text:style-name="P85" text:outline-level="1"><text:bookmark-start text:name="__RefHeading___Toc1900_16049464791"/>ID <text:span text:style-name="T49">4</text:span><text:span text:style-name="T1"> </text:span><text:span text:style-name="T53">(</text:span><text:span text:style-name="T48">О</text:span><text:span text:style-name="T46">блачко =)</text:span><text:span text:style-name="T53">)</text:span><text:bookmark-end text:name="__RefHeading___Toc1900_16049464791"/></text:h>
      <text:p text:style-name="P88"><text:span text:style-name="T41">Описание</text:span>: <text:s/><text:span text:style-name="T98">М</text:span><text:span text:style-name="T97">узыкальн</text:span><text:span text:style-name="T100">ый</text:span><text:span text:style-name="T97"> ночник. </text:span></text:p>
      <text:p text:style-name="P88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23">№ </text:p>
          </table:table-cell>
          <table:table-cell table:style-name="Таблица2.A1" office:value-type="string">
            <text:p text:style-name="P123">Канал чтения</text:p>
          </table:table-cell>
          <table:table-cell table:style-name="Таблица2.A1" office:value-type="string">
            <text:p text:style-name="P123">Канал записи</text:p>
          </table:table-cell>
          <table:table-cell table:style-name="Таблица2.A1" office:value-type="string">
            <text:p text:style-name="P124">Тип данных</text:p>
          </table:table-cell>
          <table:table-cell table:style-name="Таблица2.A1" office:value-type="string">
            <text:p text:style-name="P124">Диапазоны <text:span text:style-name="T81">полезных </text:span>значений</text:p>
          </table:table-cell>
          <table:table-cell table:style-name="Таблица2.F1" office:value-type="string">
            <text:p text:style-name="P124">Описание</text:p>
          </table:table-cell>
        </table:table-row>
        <table:table-row table:style-name="Таблица2.2">
          <table:table-cell table:style-name="Таблица2.A2" office:value-type="string">
            <text:list xml:id="list3534199533" text:style-name="L2">
              <text:list-item>
                <text:p text:style-name="P110"/>
              </text:list-item>
            </text:list>
          </table:table-cell>
          <table:table-cell table:style-name="Таблица2.A2" office:value-type="string">
            <text:p text:style-name="P116">+</text:p>
          </table:table-cell>
          <table:table-cell table:style-name="Таблица2.A2" office:value-type="string">
            <text:p text:style-name="P116">+</text:p>
          </table:table-cell>
          <table:table-cell table:style-name="Таблица2.A2" office:value-type="string">
            <text:p text:style-name="P91">DATA_TYPE_<text:span text:style-name="T90">BOOL</text:span></text:p>
          </table:table-cell>
          <table:table-cell table:style-name="Таблица2.A2" office:value-type="string">
            <text:p text:style-name="P98">0 - 1</text:p>
          </table:table-cell>
          <table:table-cell table:style-name="Таблица2.F2" office:value-type="string">
            <text:p text:style-name="P95">Вык<text:span text:style-name="T96">лючить / включить</text:span> <text:span text:style-name="T91">воспроизведение. </text:span><text:span text:style-name="T96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xml:id="list174148794804984" text:continue-numbering="true" text:style-name="L2">
              <text:list-item>
                <text:p text:style-name="P110"/>
              </text:list-item>
            </text:list>
          </table:table-cell>
          <table:table-cell table:style-name="Таблица2.A2" office:value-type="string">
            <text:p text:style-name="P116">+</text:p>
          </table:table-cell>
          <table:table-cell table:style-name="Таблица2.A2" office:value-type="string">
            <text:p text:style-name="P116">+</text:p>
          </table:table-cell>
          <table:table-cell table:style-name="Таблица2.A2" office:value-type="string">
            <text:p text:style-name="P91">DATA_TYPE_INT_<text:span text:style-name="T91">8</text:span></text:p>
          </table:table-cell>
          <table:table-cell table:style-name="Таблица2.A2" office:value-type="string">
            <text:p text:style-name="P94">0 - <text:span text:style-name="T91">2</text:span></text:p>
          </table:table-cell>
          <table:table-cell table:style-name="Таблица2.F2" office:value-type="string">
            <text:p text:style-name="P99">Режим воспроизведения. </text:p>
            <text:p text:style-name="P99"><text:span text:style-name="T92">0 — колыбельные, </text:span></text:p>
            <text:p text:style-name="P99"><text:span text:style-name="T92">1 — звуки природы, </text:span></text:p>
            <text:p text:style-name="P99"><text:span text:style-name="T92">2 — детские песни.</text:span></text:p>
          </table:table-cell>
        </table:table-row>
        <table:table-row table:style-name="Таблица2.1">
          <table:table-cell table:style-name="Таблица2.A2" office:value-type="string">
            <text:list xml:id="list174147535065035" text:continue-numbering="true" text:style-name="L2">
              <text:list-item>
                <text:p text:style-name="P110"/>
              </text:list-item>
            </text:list>
          </table:table-cell>
          <table:table-cell table:style-name="Таблица2.A2" office:value-type="string">
            <text:p text:style-name="P116">+</text:p>
          </table:table-cell>
          <table:table-cell table:style-name="Таблица2.A2" office:value-type="string">
            <text:p text:style-name="P116">+</text:p>
          </table:table-cell>
          <table:table-cell table:style-name="Таблица2.A2" office:value-type="string">
            <text:p text:style-name="P91">DATA_TYPE_INT_<text:span text:style-name="T95">8</text:span></text:p>
          </table:table-cell>
          <table:table-cell table:style-name="Таблица2.A2" office:value-type="string">
            <text:p text:style-name="P100">0 - <text:span text:style-name="T28">6</text:span></text:p>
          </table:table-cell>
          <table:table-cell table:style-name="Таблица2.F2" office:value-type="string">
            <text:p text:style-name="P101">Режимы света.</text:p>
            <text:p text:style-name="P101">0 — выкл. </text:p>
            <text:p text:style-name="P101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xml:id="list174147491874246" text:continue-numbering="true" text:style-name="L2">
              <text:list-item>
                <text:p text:style-name="P110"/>
              </text:list-item>
            </text:list>
          </table:table-cell>
          <table:table-cell table:style-name="Таблица2.A2" office:value-type="string">
            <text:p text:style-name="P116">+</text:p>
          </table:table-cell>
          <table:table-cell table:style-name="Таблица2.A2" office:value-type="string">
            <text:p text:style-name="P116">+</text:p>
          </table:table-cell>
          <table:table-cell table:style-name="Таблица2.A2" office:value-type="string">
            <text:p text:style-name="P92">DATA_TYPE_<text:span text:style-name="T90">BOOL</text:span></text:p>
          </table:table-cell>
          <table:table-cell table:style-name="Таблица2.A2" office:value-type="string">
            <text:p text:style-name="P102">0 - 1</text:p>
          </table:table-cell>
          <table:table-cell table:style-name="Таблица2.F2" office:value-type="string">
            <text:p text:style-name="P103">Выключить / включить повтор <text:span text:style-name="T97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xml:id="list174149042927907" text:continue-numbering="true" text:style-name="L2">
              <text:list-item>
                <text:p text:style-name="P110"/>
              </text:list-item>
            </text:list>
          </table:table-cell>
          <table:table-cell table:style-name="Таблица2.A2" office:value-type="string">
            <text:p text:style-name="P117">+</text:p>
          </table:table-cell>
          <table:table-cell table:style-name="Таблица2.A2" office:value-type="string">
            <text:p text:style-name="P117">+</text:p>
          </table:table-cell>
          <table:table-cell table:style-name="Таблица2.A2" office:value-type="string">
            <text:p text:style-name="P93">DATA_TYPE_INT_16</text:p>
          </table:table-cell>
          <table:table-cell table:style-name="Таблица2.A2" office:value-type="string">
            <text:p text:style-name="P104">0 - 8192</text:p>
          </table:table-cell>
          <table:table-cell table:style-name="Таблица2.F2" office:value-type="string">
            <text:p text:style-name="P105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174148107229506" text:continue-numbering="true" text:style-name="L2">
              <text:list-item>
                <text:p text:style-name="P110"/>
              </text:list-item>
            </text:list>
          </table:table-cell>
          <table:table-cell table:style-name="Таблица2.A2" office:value-type="string">
            <text:p text:style-name="P117">+</text:p>
          </table:table-cell>
          <table:table-cell table:style-name="Таблица2.A2" office:value-type="string">
            <text:p text:style-name="P117">+</text:p>
          </table:table-cell>
          <table:table-cell table:style-name="Таблица2.A2" office:value-type="string">
            <text:p text:style-name="P93">DATA_TYPE_INT_16</text:p>
          </table:table-cell>
          <table:table-cell table:style-name="Таблица2.A2" office:value-type="string">
            <text:p text:style-name="P104">0 - 8192</text:p>
          </table:table-cell>
          <table:table-cell table:style-name="Таблица2.F2" office:value-type="string">
            <text:p text:style-name="P105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17414936681909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2.A2" office:value-type="string">
            <text:p text:style-name="P117">+</text:p>
          </table:table-cell>
          <table:table-cell table:style-name="Таблица2.A2" office:value-type="string">
            <text:p text:style-name="P117">+</text:p>
          </table:table-cell>
          <table:table-cell table:style-name="Таблица2.A2" office:value-type="string">
            <text:p text:style-name="P93">DATA_TYPE_INT_<text:span text:style-name="T99">8</text:span></text:p>
          </table:table-cell>
          <table:table-cell table:style-name="Таблица2.A2" office:value-type="string">
            <text:p text:style-name="P104">0 - <text:span text:style-name="T99">30</text:span></text:p>
          </table:table-cell>
          <table:table-cell table:style-name="Таблица2.F2" office:value-type="string">
            <text:p text:style-name="P106">Громкость.</text:p>
          </table:table-cell>
        </table:table-row>
      </table:table>
      <text:h text:style-name="P79" text:outline-level="1"/>
      <text:h text:style-name="P86" text:outline-level="1"><text:bookmark-start text:name="__RefHeading___Toc1900_1604946479 Копия 1"/>ID <text:span text:style-name="T54">5</text:span><text:span text:style-name="T1"> </text:span><text:span text:style-name="T29">(</text:span><text:span text:style-name="T82">Выключатель </text:span><text:span text:style-name="T83">расширенный</text:span><text:span text:style-name="T29">)</text:span><text:bookmark-end text:name="__RefHeading___Toc1900_1604946479 Копия 1"/></text:h>
      <text:p text:style-name="P16"/>
      <text:p text:style-name="P12"><text:span text:style-name="T41">Описание</text:span>: <text:span text:style-name="T71">Бесконтактный выключатель с датчиками температуры, влажности, <text:s/>давления </text:span><text:span text:style-name="T79">и часами реального времени</text:span><text:span text:style-name="T71">. </text:span><text:span text:style-name="T79">Данные выводятся на OLED </text:span><text:span text:style-name="T80">128x64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63">№ </text:p>
          </table:table-cell>
          <table:table-cell table:style-name="id-5.A1" office:value-type="string">
            <text:p text:style-name="P63">Канал чтения</text:p>
          </table:table-cell>
          <table:table-cell table:style-name="id-5.A1" office:value-type="string">
            <text:p text:style-name="P63">Канал записи</text:p>
          </table:table-cell>
          <table:table-cell table:style-name="id-5.A1" office:value-type="string">
            <text:p text:style-name="P61">Тип данных</text:p>
          </table:table-cell>
          <table:table-cell table:style-name="id-5.A1" office:value-type="string">
            <text:p text:style-name="P61">Диапазоны <text:span text:style-name="T81">полезных </text:span>значений</text:p>
          </table:table-cell>
          <table:table-cell table:style-name="id-5.F1" office:value-type="string">
            <text:p text:style-name="P61">Описание</text:p>
          </table:table-cell>
        </table:table-row>
        <table:table-row table:style-name="id-5.2">
          <table:table-cell table:style-name="id-5.A2" office:value-type="string">
            <text:list xml:id="list494339565" text:style-name="L1">
              <text:list-item>
                <text:p text:style-name="P107"/>
              </text:list-item>
            </text:list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0">DATA_TYPE_BOOL</text:p>
          </table:table-cell>
          <table:table-cell table:style-name="id-5.A2" office:value-type="string">
            <text:p text:style-name="P48">вкл./выкл.</text:p>
          </table:table-cell>
          <table:table-cell table:style-name="id-5.F2" office:value-type="string">
            <text:p text:style-name="P41">состояние реле</text:p>
          </table:table-cell>
        </table:table-row>
        <table:table-row table:style-name="id-5.1">
          <table:table-cell table:style-name="id-5.A2" office:value-type="string">
            <text:list xml:id="list174148661475400" text:continue-numbering="true" text:style-name="L1">
              <text:list-item>
                <text:p text:style-name="P107"/>
              </text:list-item>
            </text:list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0">DATA_TYPE_INT_16</text:p>
          </table:table-cell>
          <table:table-cell table:style-name="id-5.A2" office:value-type="string">
            <text:p text:style-name="P55">0 <text:span text:style-name="T73">– </text:span>255</text:p>
          </table:table-cell>
          <table:table-cell table:style-name="id-5.F2" office:value-type="string">
            <text:p text:style-name="P44"><text:span text:style-name="T21">порог срабатывания реле </text:span><text:span text:style-name="T24">в </text:span><text:span text:style-name="T23">мм. </text:span><text:span text:style-name="T27">&lt;</text:span><text:span text:style-name="T23"> </text:span><text:span text:style-name="T26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xml:id="list174148271834608" text:continue-numbering="true" text:style-name="L1">
              <text:list-header>
                <text:p text:style-name="P122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xml:id="list174147946579840" text:continue-numbering="true" text:style-name="L1">
              <text:list-item>
                <text:p text:style-name="P111"/>
              </text:list-item>
            </text:list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47">0 - 59</text:p>
          </table:table-cell>
          <table:table-cell table:style-name="id-5.F2" office:value-type="string">
            <text:p text:style-name="P46">секунды</text:p>
          </table:table-cell>
        </table:table-row>
        <table:table-row table:style-name="id-5.1">
          <table:table-cell table:style-name="id-5.A2" office:value-type="string">
            <text:list xml:id="list174147757683311" text:continue-numbering="true" text:style-name="L1">
              <text:list-item>
                <text:p text:style-name="P111"/>
              </text:list-item>
            </text:list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47">0 - 59</text:p>
          </table:table-cell>
          <table:table-cell table:style-name="id-5.F2" office:value-type="string">
            <text:p text:style-name="P46">минуты</text:p>
          </table:table-cell>
        </table:table-row>
        <table:table-row table:style-name="id-5.1">
          <table:table-cell table:style-name="id-5.A2" office:value-type="string">
            <text:list xml:id="list174149423051342" text:continue-numbering="true" text:style-name="L1">
              <text:list-item>
                <text:p text:style-name="P111"/>
              </text:list-item>
            </text:list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47">0 - 23</text:p>
          </table:table-cell>
          <table:table-cell table:style-name="id-5.F2" office:value-type="string">
            <text:p text:style-name="P46">часы</text:p>
          </table:table-cell>
        </table:table-row>
        <table:table-row table:style-name="id-5.1">
          <table:table-cell table:style-name="id-5.A2" office:value-type="string">
            <text:list xml:id="list174147960117310" text:continue-numbering="true" text:style-name="L1">
              <text:list-item>
                <text:p text:style-name="P111"/>
              </text:list-item>
            </text:list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47">1 - 7</text:p>
          </table:table-cell>
          <table:table-cell table:style-name="id-5.F2" office:value-type="string">
            <text:p text:style-name="P46">день недели</text:p>
          </table:table-cell>
        </table:table-row>
        <table:table-row table:style-name="id-5.1">
          <table:table-cell table:style-name="id-5.A2" office:value-type="string">
            <text:list xml:id="list174147745158726" text:continue-numbering="true" text:style-name="L1">
              <text:list-item>
                <text:p text:style-name="P111"/>
              </text:list-item>
            </text:list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47">1 - 31</text:p>
          </table:table-cell>
          <table:table-cell table:style-name="id-5.F2" office:value-type="string">
            <text:p text:style-name="P46">день месяца</text:p>
          </table:table-cell>
        </table:table-row>
        <table:table-row table:style-name="id-5.1">
          <table:table-cell table:style-name="id-5.A2" office:value-type="string">
            <text:list xml:id="list174148050359719" text:continue-numbering="true" text:style-name="L1">
              <text:list-item>
                <text:p text:style-name="P111"/>
              </text:list-item>
            </text:list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47">1 - 12</text:p>
          </table:table-cell>
          <table:table-cell table:style-name="id-5.F2" office:value-type="string">
            <text:p text:style-name="P46">месяц</text:p>
          </table:table-cell>
        </table:table-row>
        <table:table-row table:style-name="id-5.1">
          <table:table-cell table:style-name="id-5.A2" office:value-type="string">
            <text:list xml:id="list174149022245205" text:continue-numbering="true" text:style-name="L1">
              <text:list-item>
                <text:p text:style-name="P111"/>
              </text:list-item>
            </text:list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47">0 - 99</text:p>
          </table:table-cell>
          <table:table-cell table:style-name="id-5.F2" office:value-type="string">
            <text:p text:style-name="P46">год</text:p>
          </table:table-cell>
        </table:table-row>
        <table:table-row table:style-name="id-5.1">
          <table:table-cell table:style-name="id-5.F2" table:number-columns-spanned="6" office:value-type="string">
            <text:list xml:id="list174149594664830" text:continue-numbering="true" text:style-name="L1">
              <text:list-header>
                <text:p text:style-name="P122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3">
          <table:table-cell table:style-name="id-5.A2" office:value-type="string">
            <text:list xml:id="list174147987272687" text:continue-numbering="true" text:style-name="L1">
              <text:list-item>
                <text:p text:style-name="P111"/>
              </text:list-item>
            </text:list>
          </table:table-cell>
          <table:table-cell table:style-name="id-5.A2" office:value-type="string">
            <text:p text:style-name="P37">+</text:p>
          </table:table-cell>
          <table:table-cell table:style-name="id-5.A2" office:value-type="string">
            <text:p text:style-name="P35">-</text:p>
          </table:table-cell>
          <table:table-cell table:style-name="id-5.A2" office:value-type="string">
            <text:p text:style-name="P30">DATA_TYPE_INT_16</text:p>
          </table:table-cell>
          <table:table-cell table:style-name="id-5.A2" office:value-type="string">
            <text:p text:style-name="P55">0 <text:span text:style-name="T73">–</text:span> <text:span text:style-name="T77">255</text:span></text:p>
          </table:table-cell>
          <table:table-cell table:style-name="id-5.F2" office:value-type="string">
            <text:p text:style-name="P44"><text:span text:style-name="T69">текущее </text:span>расстояние <text:span text:style-name="T76">в </text:span><text:span text:style-name="T75">мм.</text:span></text:p>
          </table:table-cell>
        </table:table-row>
        <table:table-row table:style-name="id-5.1">
          <table:table-cell table:style-name="id-5.A2" office:value-type="string">
            <text:list xml:id="list174148106495570" text:continue-numbering="true" text:style-name="L1">
              <text:list-item>
                <text:p text:style-name="P111"/>
              </text:list-item>
            </text:list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5">-</text:p>
          </table:table-cell>
          <table:table-cell table:style-name="id-5.A2" office:value-type="string">
            <text:p text:style-name="P43">DATA_TYPE_DOUBLE_64 </text:p>
          </table:table-cell>
          <table:table-cell table:style-name="id-5.A2" office:value-type="string">
            <text:p text:style-name="P56">1 <text:span text:style-name="T73">–</text:span><text:span text:style-name="T72"> </text:span>1000</text:p>
          </table:table-cell>
          <table:table-cell table:style-name="id-5.F2" office:value-type="string">
            <text:p text:style-name="P44"><text:span text:style-name="T70">уровень освещённости </text:span><text:span text:style-name="T78">в </text:span><text:span text:style-name="T70">Lux.</text:span></text:p>
          </table:table-cell>
        </table:table-row>
        <table:table-row table:style-name="id-5.1">
          <table:table-cell table:style-name="id-5.A2" office:value-type="string">
            <text:list xml:id="list174148623685838" text:continue-numbering="true" text:style-name="L1">
              <text:list-item>
                <text:p text:style-name="P111"/>
              </text:list-item>
            </text:list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5">-</text:p>
          </table:table-cell>
          <table:table-cell table:style-name="id-5.A2" office:value-type="string">
            <text:p text:style-name="P43">DATA_TYPE_DOUBLE_64 </text:p>
          </table:table-cell>
          <table:table-cell table:style-name="id-5.A2" office:value-type="string">
            <text:p text:style-name="P59">-<text:span text:style-name="T73">40 – 85</text:span></text:p>
          </table:table-cell>
          <table:table-cell table:style-name="id-5.F2" office:value-type="string">
            <text:p text:style-name="P44"><text:span text:style-name="T22">температура</text:span><text:span text:style-name="T21"> </text:span><text:span text:style-name="T25">в </text:span><text:span text:style-name="T21">C</text:span><text:span text:style-name="T42">°.</text:span></text:p>
          </table:table-cell>
        </table:table-row>
        <table:table-row table:style-name="id-5.1">
          <table:table-cell table:style-name="id-5.A2" office:value-type="string">
            <text:list xml:id="list174149028406985" text:continue-numbering="true" text:style-name="L1">
              <text:list-item>
                <text:p text:style-name="P111"/>
              </text:list-item>
            </text:list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5">-</text:p>
          </table:table-cell>
          <table:table-cell table:style-name="id-5.A2" office:value-type="string">
            <text:p text:style-name="P43">DATA_TYPE_DOUBLE_64 </text:p>
          </table:table-cell>
          <table:table-cell table:style-name="id-5.A2" office:value-type="string">
            <text:p text:style-name="P57">0 <text:span text:style-name="T73">– </text:span>100</text:p>
          </table:table-cell>
          <table:table-cell table:style-name="id-5.F2" office:value-type="string">
            <text:p text:style-name="P41"><text:span text:style-name="T41">влажность</text:span> <text:span text:style-name="T78">в </text:span>%.</text:p>
          </table:table-cell>
        </table:table-row>
        <table:table-row table:style-name="id-5.1">
          <table:table-cell table:style-name="id-5.A2" office:value-type="string">
            <text:list xml:id="list174148665347137" text:continue-numbering="true" text:style-name="L1">
              <text:list-item>
                <text:p text:style-name="P111"/>
              </text:list-item>
            </text:list>
          </table:table-cell>
          <table:table-cell table:style-name="id-5.A2" office:value-type="string">
            <text:p text:style-name="P34">+</text:p>
          </table:table-cell>
          <table:table-cell table:style-name="id-5.A2" office:value-type="string">
            <text:p text:style-name="P35">-</text:p>
          </table:table-cell>
          <table:table-cell table:style-name="id-5.A2" office:value-type="string">
            <text:p text:style-name="P43">DATA_TYPE_DOUBLE_64 </text:p>
          </table:table-cell>
          <table:table-cell table:style-name="id-5.A2" office:value-type="string">
            <text:p text:style-name="P58">300 – <text:span text:style-name="T74">110 </text:span></text:p>
          </table:table-cell>
          <table:table-cell table:style-name="id-5.F2" office:value-type="string">
            <text:p text:style-name="P42"><text:span text:style-name="T41">давление</text:span> <text:span text:style-name="T78">в </text:span><text:span text:style-name="T84">Pa - </text:span><text:span text:style-name="T73">hPa.</text:span></text:p>
          </table:table-cell>
        </table:table-row>
      </table:table>
      <text:p text:style-name="P12"/>
      <text:h text:style-name="P87" text:outline-level="1"><text:bookmark-start text:name="__RefHeading___Toc1900_1604946479 Копия 1 Копия 1"/>ID <text:span text:style-name="T86">6</text:span><text:span text:style-name="T1"> </text:span><text:span text:style-name="T29">(</text:span><text:span text:style-name="T86">Импульсный счетчик</text:span><text:span text:style-name="T29">)</text:span><text:bookmark-end text:name="__RefHeading___Toc1900_1604946479 Копия 1 Копия 1"/></text:h>
      <text:p text:style-name="P20"/>
      <text:p text:style-name="P14"><text:span text:style-name="T41">Описание</text:span>: </text:p>
      <text:p text:style-name="P1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64">№ </text:p>
          </table:table-cell>
          <table:table-cell table:style-name="Таблица1.A1" office:value-type="string">
            <text:p text:style-name="P64">Канал чтения</text:p>
          </table:table-cell>
          <table:table-cell table:style-name="Таблица1.A1" office:value-type="string">
            <text:p text:style-name="P64">Канал записи</text:p>
          </table:table-cell>
          <table:table-cell table:style-name="Таблица1.A1" office:value-type="string">
            <text:p text:style-name="P62">Тип данных</text:p>
          </table:table-cell>
          <table:table-cell table:style-name="Таблица1.A1" office:value-type="string">
            <text:p text:style-name="P62">Диапазоны <text:span text:style-name="T81">полезных </text:span>значений</text:p>
          </table:table-cell>
          <table:table-cell table:style-name="Таблица1.F1" office:value-type="string">
            <text:p text:style-name="P62">Описание</text:p>
          </table:table-cell>
        </table:table-row>
        <table:table-row table:style-name="Таблица1.2">
          <table:table-cell table:style-name="Таблица1.A2" office:value-type="string">
            <text:list xml:id="list174147830384816" text:continue-list="list174149366819090" text:style-name="L2">
              <text:list-item>
                <text:p text:style-name="P109"/>
              </text:list-item>
            </text:list>
          </table:table-cell>
          <table:table-cell table:style-name="Таблица1.A2" office:value-type="string">
            <text:p text:style-name="P38">+</text:p>
          </table:table-cell>
          <table:table-cell table:style-name="Таблица1.A2" office:value-type="string">
            <text:p text:style-name="P38">+</text:p>
          </table:table-cell>
          <table:table-cell table:style-name="Таблица1.A2" office:value-type="string">
            <text:p text:style-name="P31">DATA_TYPE_INT_<text:span text:style-name="T86">64</text:span></text:p>
          </table:table-cell>
          <table:table-cell table:style-name="Таблица1.A2" office:value-type="string">
            <text:p text:style-name="P49">0-...</text:p>
          </table:table-cell>
          <table:table-cell table:style-name="Таблица1.F2" office:value-type="string">
            <text:p text:style-name="P50">Количество импульсов 0 канала</text:p>
          </table:table-cell>
        </table:table-row>
        <table:table-row table:style-name="Таблица1.1">
          <table:table-cell table:style-name="Таблица1.A2" office:value-type="string">
            <text:list xml:id="list174148257756322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1.A2" office:value-type="string">
            <text:p text:style-name="P38">+</text:p>
          </table:table-cell>
          <table:table-cell table:style-name="Таблица1.A2" office:value-type="string">
            <text:p text:style-name="P38">+</text:p>
          </table:table-cell>
          <table:table-cell table:style-name="Таблица1.A2" office:value-type="string">
            <text:p text:style-name="P31">DATA_TYPE_INT_<text:span text:style-name="T86">64</text:span></text:p>
          </table:table-cell>
          <table:table-cell table:style-name="Таблица1.A2" office:value-type="string">
            <text:p text:style-name="P49">0-...</text:p>
          </table:table-cell>
          <table:table-cell table:style-name="Таблица1.F2" office:value-type="string">
            <text:p text:style-name="P50">Количество импульсов 1 канала</text:p>
          </table:table-cell>
        </table:table-row>
        <table:table-row table:style-name="Таблица1.1">
          <table:table-cell table:style-name="Таблица1.A2" office:value-type="string">
            <text:list xml:id="list174149563108661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1.A2" office:value-type="string">
            <text:p text:style-name="P38">+</text:p>
          </table:table-cell>
          <table:table-cell table:style-name="Таблица1.A2" office:value-type="string">
            <text:p text:style-name="P38">+</text:p>
          </table:table-cell>
          <table:table-cell table:style-name="Таблица1.A2" office:value-type="string">
            <text:p text:style-name="P31">DATA_TYPE_INT_<text:span text:style-name="T88">16</text:span></text:p>
          </table:table-cell>
          <table:table-cell table:style-name="Таблица1.A2" office:value-type="string">
            <text:p text:style-name="P49"><text:span text:style-name="T89">1</text:span>-...</text:p>
          </table:table-cell>
          <table:table-cell table:style-name="Таблица1.F2" office:value-type="string">
            <text:p text:style-name="P51"><text:span text:style-name="T89">Множитель количества импульсов 0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174148654001558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1.A2" office:value-type="string">
            <text:p text:style-name="P38">+</text:p>
          </table:table-cell>
          <table:table-cell table:style-name="Таблица1.A2" office:value-type="string">
            <text:p text:style-name="P38">+</text:p>
          </table:table-cell>
          <table:table-cell table:style-name="Таблица1.A2" office:value-type="string">
            <text:p text:style-name="P31">DATA_TYPE_INT_<text:span text:style-name="T88">16</text:span></text:p>
          </table:table-cell>
          <table:table-cell table:style-name="Таблица1.A2" office:value-type="string">
            <text:p text:style-name="P49"><text:span text:style-name="T89">1</text:span>-...</text:p>
          </table:table-cell>
          <table:table-cell table:style-name="Таблица1.F2" office:value-type="string">
            <text:p text:style-name="P52"><text:span text:style-name="T89">Множитель количества импульсов 1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174148619202786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1">DATA_TYPE_STRING</text:p>
          </table:table-cell>
          <table:table-cell table:style-name="Таблица1.A2" office:value-type="string">
            <text:p text:style-name="P54">строка</text:p>
          </table:table-cell>
          <table:table-cell table:style-name="Таблица1.F2" office:value-type="string">
            <text:p text:style-name="P53">Описания канала 0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174148726544318" text:continue-numbering="true" text:style-name="L2">
              <text:list-item>
                <text:p text:style-name="P109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3">DATA_TYPE_STRING</text:p>
          </table:table-cell>
          <table:table-cell table:style-name="Таблица1.A2" office:value-type="string">
            <text:p text:style-name="P54">строка</text:p>
          </table:table-cell>
          <table:table-cell table:style-name="Таблица1.F2" office:value-type="string">
            <text:p text:style-name="P53">Описания канала 1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174148834131038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47">0 - 59</text:p>
          </table:table-cell>
          <table:table-cell table:style-name="Таблица1.F2" office:value-type="string">
            <text:p text:style-name="P46">секунды</text:p>
          </table:table-cell>
        </table:table-row>
        <table:table-row table:style-name="Таблица1.1">
          <table:table-cell table:style-name="Таблица1.A2" office:value-type="string">
            <text:list xml:id="list174149480672250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47">0 - 59</text:p>
          </table:table-cell>
          <table:table-cell table:style-name="Таблица1.F2" office:value-type="string">
            <text:p text:style-name="P46">минуты</text:p>
          </table:table-cell>
        </table:table-row>
        <table:table-row table:style-name="Таблица1.1">
          <table:table-cell table:style-name="Таблица1.A2" office:value-type="string">
            <text:list xml:id="list174148795473571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47">0 - 23</text:p>
          </table:table-cell>
          <table:table-cell table:style-name="Таблица1.F2" office:value-type="string">
            <text:p text:style-name="P46">часы</text:p>
          </table:table-cell>
        </table:table-row>
        <table:table-row table:style-name="Таблица1.1">
          <table:table-cell table:style-name="Таблица1.A2" office:value-type="string">
            <text:list xml:id="list174149483824498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47">1 - 7</text:p>
          </table:table-cell>
          <table:table-cell table:style-name="Таблица1.F2" office:value-type="string">
            <text:p text:style-name="P46">день недели</text:p>
          </table:table-cell>
        </table:table-row>
        <table:table-row table:style-name="Таблица1.1">
          <table:table-cell table:style-name="Таблица1.A2" office:value-type="string">
            <text:list xml:id="list174148033419423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47">1 - 31</text:p>
          </table:table-cell>
          <table:table-cell table:style-name="Таблица1.F2" office:value-type="string">
            <text:p text:style-name="P46">день месяца</text:p>
          </table:table-cell>
        </table:table-row>
        <table:table-row table:style-name="Таблица1.1">
          <table:table-cell table:style-name="Таблица1.A2" office:value-type="string">
            <text:list xml:id="list174148975817347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47">1 - 12</text:p>
          </table:table-cell>
          <table:table-cell table:style-name="Таблица1.F2" office:value-type="string">
            <text:p text:style-name="P46">месяц</text:p>
          </table:table-cell>
        </table:table-row>
        <table:table-row table:style-name="Таблица1.1">
          <table:table-cell table:style-name="Таблица1.A2" office:value-type="string">
            <text:list xml:id="list174147710994148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4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47">0 - 99</text:p>
          </table:table-cell>
          <table:table-cell table:style-name="Таблица1.F2" office:value-type="string">
            <text:p text:style-name="P46">год</text:p>
          </table:table-cell>
        </table:table-row>
        <table:table-row table:style-name="Таблица1.1">
          <table:table-cell table:style-name="Таблица1.A2" office:value-type="string">
            <text:list xml:id="list174147991444978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6">-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60">0 - 4095</text:p>
          </table:table-cell>
          <table:table-cell table:style-name="Таблица1.F2" office:value-type="string">
            <text:p text:style-name="P45"><text:s/><text:span text:style-name="T87">ADC батарейки резервного питания</text:span></text:p>
          </table:table-cell>
        </table:table-row>
      </table:table>
      <text:p text:style-name="P14"/>
      <text:p text:style-name="P14">https://sledi-za-soboy.ru/arduino-rezervnoye-pitaniye-ot-batareyki-d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4.2$Linux_X86_64 LibreOffice_project/50$Build-2</meta:generator>
    <dc:date>2023-06-26T17:40:51.988643114</dc:date>
    <meta:editing-duration>PT9H4M39S</meta:editing-duration>
    <meta:editing-cycles>139</meta:editing-cycles>
    <meta:document-statistic meta:table-count="3" meta:image-count="0" meta:object-count="0" meta:page-count="8" meta:paragraph-count="284" meta:word-count="608" meta:character-count="3534" meta:non-whitespace-character-count="3129"/>
  </office:meta>
</office:document-meta>
</file>